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Curse of the Golden Flower” is a film that I, quite honestly, feel neutral about. There were elements in the movie that I enjoyed and there were also things that I didn't. Without further ado, I will examine some of these elements.</text:p>
      <text:p text:style-name="Standard"/>
      <text:p text:style-name="Standard"><text:tab/>Firstly, the acting in this film (as far as I can tell, it's hard to truly say without understanding the language) was superb; however, not a single character, in my mind, was likable. The mother, I believe, was supposed to be the character we (the viewers) felt sorry for, I did not, albeit her player was superb. Even the birth mother, medicine man and their daughter lived such sad existences and died pathetically.</text:p>
      <text:p text:style-name="Standard"/>
      <text:p text:style-name="Standard"><text:tab/>Secondly, the action in the film was cool at scenes but at others it was just plain cheesy. For instance, whenever two characters were fighting individually (like the Emperor and his son) the fighting was highly choreographed and well executed, but whenever large groups were fighting (like the armies in the end) everything just seemed to blend together in a haze of bad CGI. In my opinion, GCI was kind of the downfall of the fighting in a lot of ways. If the director had used it to fill in holes instead of full out reliantly, then I think the fighting would have greatly improved in quality.</text:p>
      <text:p text:style-name="Standard"/>
      <text:p text:style-name="Standard"><text:tab/>Aside from the acting, the sets and colorization were done extraordinarily well in this film. Throughout the film I found myself agreeing with the assertion that “each frame in this film could be framed and hung on a wall.” The palace was very beautiful, the directors use of blood and medicine sprayed, poured and thrown was fantastic. Overall, I think that this film had a great sense of style. What it truly lacked, in my opinion, was a protagonist (or at least a single likable charac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Gilliland</meta:initial-creator>
    <meta:creation-date>2013-03-25T07:54:22</meta:creation-date>
    <dc:date>2013-04-02T09:03:49</dc:date>
    <meta:editing-duration>PT1H8M36S</meta:editing-duration>
    <meta:editing-cycles>6</meta:editing-cycles>
    <meta:generator>LibreOffice/3.5$Linux_X86_64 LibreOffice_project/350m1$Build-202</meta:generator>
    <meta:document-statistic meta:table-count="0" meta:image-count="0" meta:object-count="0" meta:page-count="1" meta:paragraph-count="4" meta:word-count="308" meta:character-count="1743" meta:non-whitespace-character-count="1435"/>
  </office:meta>
</office:document-meta>
</file>